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7d544" officeooo:paragraph-rsid="0017d5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9:39:56.141237727</meta:creation-date>
    <dc:date>2023-10-03T19:40:23.018495309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3.7.2$Linux_X86_64 LibreOffice_project/30$Build-2</meta:generator>
  </office:meta>
</office:document-meta>
</file>